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608" officeooo:paragraph-rsid="0001a608"/>
    </style:style>
    <style:style style:name="P2" style:family="paragraph" style:parent-style-name="Standard">
      <style:text-properties officeooo:rsid="0001a608" officeooo:paragraph-rsid="045b0fe0"/>
    </style:style>
    <style:style style:name="P3" style:family="paragraph" style:parent-style-name="Standard">
      <style:text-properties officeooo:rsid="0003eec1" officeooo:paragraph-rsid="0003eec1"/>
    </style:style>
    <style:style style:name="P4" style:family="paragraph" style:parent-style-name="Standard">
      <style:text-properties officeooo:rsid="00065904" officeooo:paragraph-rsid="00065904"/>
    </style:style>
    <style:style style:name="P5" style:family="paragraph" style:parent-style-name="Standard">
      <style:text-properties officeooo:rsid="00084d29" officeooo:paragraph-rsid="00084d29"/>
    </style:style>
    <style:style style:name="P6" style:family="paragraph" style:parent-style-name="Standard">
      <style:text-properties officeooo:rsid="00084d29" officeooo:paragraph-rsid="01b3671f"/>
    </style:style>
    <style:style style:name="P7" style:family="paragraph" style:parent-style-name="Standard">
      <style:text-properties officeooo:rsid="0057122a" officeooo:paragraph-rsid="0057122a"/>
    </style:style>
    <style:style style:name="P8" style:family="paragraph" style:parent-style-name="Standard">
      <style:text-properties officeooo:rsid="009a79b7" officeooo:paragraph-rsid="009a79b7"/>
    </style:style>
    <style:style style:name="P9" style:family="paragraph" style:parent-style-name="Standard">
      <style:text-properties officeooo:rsid="009a79b7" officeooo:paragraph-rsid="0c7c4e94"/>
    </style:style>
    <style:style style:name="P10" style:family="paragraph" style:parent-style-name="Standard">
      <style:text-properties officeooo:rsid="005a5c0b" officeooo:paragraph-rsid="005a5c0b"/>
    </style:style>
    <style:style style:name="P11" style:family="paragraph" style:parent-style-name="Standard">
      <style:text-properties officeooo:rsid="027026b1" officeooo:paragraph-rsid="027026b1"/>
    </style:style>
    <style:style style:name="P12" style:family="paragraph" style:parent-style-name="Standard">
      <style:text-properties officeooo:rsid="027b9db0" officeooo:paragraph-rsid="027b9db0"/>
    </style:style>
    <style:style style:name="P13" style:family="paragraph" style:parent-style-name="Standard">
      <style:text-properties officeooo:rsid="02811294" officeooo:paragraph-rsid="02811294"/>
    </style:style>
    <style:style style:name="P14" style:family="paragraph" style:parent-style-name="Standard">
      <style:text-properties officeooo:rsid="028f1244" officeooo:paragraph-rsid="028f1244"/>
    </style:style>
    <style:style style:name="P15" style:family="paragraph" style:parent-style-name="Standard">
      <style:text-properties officeooo:rsid="0291fc6a" officeooo:paragraph-rsid="0291fc6a"/>
    </style:style>
    <style:style style:name="P16" style:family="paragraph" style:parent-style-name="Standard">
      <style:text-properties officeooo:rsid="01daafad" officeooo:paragraph-rsid="000c2fe4"/>
    </style:style>
    <style:style style:name="P17" style:family="paragraph" style:parent-style-name="Standard">
      <style:text-properties officeooo:rsid="06365bb0" officeooo:paragraph-rsid="06365bb0"/>
    </style:style>
    <style:style style:name="P18" style:family="paragraph" style:parent-style-name="Standard">
      <style:text-properties officeooo:rsid="02ac3c1a" officeooo:paragraph-rsid="02ac3c1a"/>
    </style:style>
    <style:style style:name="P19" style:family="paragraph" style:parent-style-name="Standard">
      <style:text-properties officeooo:rsid="06376b3e" officeooo:paragraph-rsid="06376b3e"/>
    </style:style>
    <style:style style:name="P20" style:family="paragraph" style:parent-style-name="Standard">
      <style:text-properties officeooo:rsid="06382ab3" officeooo:paragraph-rsid="06382ab3"/>
    </style:style>
    <style:style style:name="P21" style:family="paragraph" style:parent-style-name="Standard">
      <style:text-properties officeooo:rsid="063883a7" officeooo:paragraph-rsid="063883a7"/>
    </style:style>
    <style:style style:name="P22" style:family="paragraph" style:parent-style-name="Standard">
      <style:text-properties officeooo:rsid="063b035e" officeooo:paragraph-rsid="063b035e"/>
    </style:style>
    <style:style style:name="P23" style:family="paragraph" style:parent-style-name="Standard">
      <style:text-properties officeooo:rsid="06487a5f" officeooo:paragraph-rsid="06487a5f"/>
    </style:style>
    <style:style style:name="P24" style:family="paragraph" style:parent-style-name="Standard">
      <style:text-properties officeooo:rsid="064c2683" officeooo:paragraph-rsid="064c2683"/>
    </style:style>
    <style:style style:name="P25" style:family="paragraph" style:parent-style-name="Standard">
      <style:text-properties officeooo:rsid="06707398" officeooo:paragraph-rsid="06707398"/>
    </style:style>
    <style:style style:name="P26" style:family="paragraph" style:parent-style-name="Standard">
      <style:text-properties officeooo:rsid="067140cf" officeooo:paragraph-rsid="067140cf"/>
    </style:style>
    <style:style style:name="P27" style:family="paragraph" style:parent-style-name="Standard">
      <style:text-properties officeooo:rsid="0270f9cf" officeooo:paragraph-rsid="06d51076"/>
    </style:style>
    <style:style style:name="P28" style:family="paragraph" style:parent-style-name="Standard">
      <style:text-properties officeooo:rsid="02166337" officeooo:paragraph-rsid="088657b7"/>
    </style:style>
    <style:style style:name="P29" style:family="paragraph" style:parent-style-name="Standard">
      <style:text-properties officeooo:rsid="089b6b76" officeooo:paragraph-rsid="089b6b76"/>
    </style:style>
    <style:style style:name="P30" style:family="paragraph" style:parent-style-name="Standard">
      <style:text-properties officeooo:rsid="08b5d231" officeooo:paragraph-rsid="08b5d231"/>
    </style:style>
    <style:style style:name="P31" style:family="paragraph" style:parent-style-name="Standard">
      <style:text-properties officeooo:rsid="08cfb398" officeooo:paragraph-rsid="08cfb398"/>
    </style:style>
    <style:style style:name="P32" style:family="paragraph" style:parent-style-name="Standard">
      <style:text-properties officeooo:rsid="08dba81d" officeooo:paragraph-rsid="08dba81d"/>
    </style:style>
    <style:style style:name="P33" style:family="paragraph" style:parent-style-name="Standard">
      <style:text-properties officeooo:rsid="08f7d375" officeooo:paragraph-rsid="08f7d375"/>
    </style:style>
    <style:style style:name="P34" style:family="paragraph" style:parent-style-name="Standard">
      <style:text-properties officeooo:rsid="08fe84b3" officeooo:paragraph-rsid="08fe84b3"/>
    </style:style>
    <style:style style:name="P35" style:family="paragraph" style:parent-style-name="Standard">
      <style:text-properties officeooo:rsid="09116718" officeooo:paragraph-rsid="09116718"/>
    </style:style>
    <style:style style:name="P36" style:family="paragraph" style:parent-style-name="Standard">
      <style:text-properties officeooo:rsid="09135282" officeooo:paragraph-rsid="09135282"/>
    </style:style>
    <style:style style:name="P37" style:family="paragraph" style:parent-style-name="Standard">
      <style:text-properties officeooo:rsid="0923c132" officeooo:paragraph-rsid="0923c132"/>
    </style:style>
    <style:style style:name="P38" style:family="paragraph" style:parent-style-name="Standard">
      <style:text-properties officeooo:rsid="0929c305" officeooo:paragraph-rsid="0929c305"/>
    </style:style>
    <style:style style:name="P39" style:family="paragraph" style:parent-style-name="Standard">
      <style:text-properties officeooo:rsid="093b03ea" officeooo:paragraph-rsid="093b03ea"/>
    </style:style>
    <style:style style:name="P40" style:family="paragraph" style:parent-style-name="Standard">
      <style:text-properties officeooo:rsid="0992a508" officeooo:paragraph-rsid="0992a508"/>
    </style:style>
    <style:style style:name="P41" style:family="paragraph" style:parent-style-name="Standard">
      <style:text-properties officeooo:rsid="09ae8b68" officeooo:paragraph-rsid="09ae8b68"/>
    </style:style>
    <style:style style:name="P42" style:family="paragraph" style:parent-style-name="Standard">
      <style:text-properties officeooo:rsid="09b86b6c" officeooo:paragraph-rsid="09b86b6c"/>
    </style:style>
    <style:style style:name="P43" style:family="paragraph" style:parent-style-name="Standard">
      <style:text-properties officeooo:rsid="09db16c4" officeooo:paragraph-rsid="09db16c4"/>
    </style:style>
    <style:style style:name="P44" style:family="paragraph" style:parent-style-name="Standard">
      <style:text-properties officeooo:rsid="0a10465a" officeooo:paragraph-rsid="0a10465a"/>
    </style:style>
    <style:style style:name="P45" style:family="paragraph" style:parent-style-name="Standard">
      <style:text-properties officeooo:rsid="0a14056e" officeooo:paragraph-rsid="0a14056e"/>
    </style:style>
    <style:style style:name="P46" style:family="paragraph" style:parent-style-name="Standard">
      <style:text-properties officeooo:rsid="0a5bdbd4" officeooo:paragraph-rsid="0a5bdbd4"/>
    </style:style>
    <style:style style:name="P47" style:family="paragraph" style:parent-style-name="Standard">
      <style:text-properties officeooo:rsid="0a696a59" officeooo:paragraph-rsid="0a696a59"/>
    </style:style>
    <style:style style:name="P48" style:family="paragraph" style:parent-style-name="Standard">
      <style:text-properties officeooo:rsid="09544e82" officeooo:paragraph-rsid="09544e82"/>
    </style:style>
    <style:style style:name="P49" style:family="paragraph" style:parent-style-name="Standard">
      <style:text-properties officeooo:rsid="0a3f7c65" officeooo:paragraph-rsid="0a3f7c65"/>
    </style:style>
    <style:style style:name="P50" style:family="paragraph" style:parent-style-name="Standard">
      <style:text-properties officeooo:rsid="0d413a10" officeooo:paragraph-rsid="0d413a10"/>
    </style:style>
    <style:style style:name="P51" style:family="paragraph" style:parent-style-name="Standard">
      <style:text-properties officeooo:rsid="006ff345" officeooo:paragraph-rsid="12bc9170"/>
    </style:style>
    <style:style style:name="P52" style:family="paragraph" style:parent-style-name="Standard">
      <style:text-properties officeooo:rsid="12358f3f" officeooo:paragraph-rsid="12bc9170"/>
    </style:style>
    <style:style style:name="P53" style:family="paragraph" style:parent-style-name="Standard">
      <style:text-properties officeooo:rsid="000d6d17" officeooo:paragraph-rsid="12f54d2e"/>
    </style:style>
    <style:style style:name="T1" style:family="text">
      <style:text-properties officeooo:rsid="00023519"/>
    </style:style>
    <style:style style:name="T2" style:family="text">
      <style:text-properties officeooo:rsid="00084d29"/>
    </style:style>
    <style:style style:name="T3" style:family="text">
      <style:text-properties officeooo:rsid="001eba9d"/>
    </style:style>
    <style:style style:name="T4" style:family="text">
      <style:text-properties officeooo:rsid="0038ee17"/>
    </style:style>
    <style:style style:name="T5" style:family="text">
      <style:text-properties officeooo:rsid="019583ab"/>
    </style:style>
    <style:style style:name="T6" style:family="text">
      <style:text-properties officeooo:rsid="01972df9"/>
    </style:style>
    <style:style style:name="T7" style:family="text">
      <style:text-properties officeooo:rsid="01a52a0b"/>
    </style:style>
    <style:style style:name="T8" style:family="text">
      <style:text-properties officeooo:rsid="02a07a0c"/>
    </style:style>
    <style:style style:name="T9" style:family="text">
      <style:text-properties officeooo:rsid="02c12c17"/>
    </style:style>
    <style:style style:name="T10" style:family="text">
      <style:text-properties officeooo:rsid="02c6b12c"/>
    </style:style>
    <style:style style:name="T11" style:family="text">
      <style:text-properties officeooo:rsid="0301fc47"/>
    </style:style>
    <style:style style:name="T12" style:family="text">
      <style:text-properties officeooo:rsid="031b9f49"/>
    </style:style>
    <style:style style:name="T13" style:family="text">
      <style:text-properties officeooo:rsid="039a8872"/>
    </style:style>
    <style:style style:name="T14" style:family="text">
      <style:text-properties officeooo:rsid="03df33ae"/>
    </style:style>
    <style:style style:name="T15" style:family="text">
      <style:text-properties officeooo:rsid="04523141"/>
    </style:style>
    <style:style style:name="T16" style:family="text">
      <style:text-properties officeooo:rsid="04a79d0d"/>
    </style:style>
    <style:style style:name="T17" style:family="text">
      <style:text-properties officeooo:rsid="056ad3f6"/>
    </style:style>
    <style:style style:name="T18" style:family="text">
      <style:text-properties officeooo:rsid="05a9ae6c"/>
    </style:style>
    <style:style style:name="T19" style:family="text">
      <style:text-properties officeooo:rsid="063945d6"/>
    </style:style>
    <style:style style:name="T20" style:family="text">
      <style:text-properties officeooo:rsid="064509fc"/>
    </style:style>
    <style:style style:name="T21" style:family="text">
      <style:text-properties officeooo:rsid="064c2683"/>
    </style:style>
    <style:style style:name="T22" style:family="text">
      <style:text-properties officeooo:rsid="066daa7b"/>
    </style:style>
    <style:style style:name="T23" style:family="text">
      <style:text-properties officeooo:rsid="06b385cc"/>
    </style:style>
    <style:style style:name="T24" style:family="text">
      <style:text-properties officeooo:rsid="06c30b17"/>
    </style:style>
    <style:style style:name="T25" style:family="text">
      <style:text-properties officeooo:rsid="06d51076"/>
    </style:style>
    <style:style style:name="T26" style:family="text">
      <style:text-properties officeooo:rsid="06f42cca"/>
    </style:style>
    <style:style style:name="T27" style:family="text">
      <style:text-properties officeooo:rsid="07119884"/>
    </style:style>
    <style:style style:name="T28" style:family="text">
      <style:text-properties officeooo:rsid="08214784"/>
    </style:style>
    <style:style style:name="T29" style:family="text">
      <style:text-properties officeooo:rsid="0838b553"/>
    </style:style>
    <style:style style:name="T30" style:family="text">
      <style:text-properties officeooo:rsid="089c6cd5"/>
    </style:style>
    <style:style style:name="T31" style:family="text">
      <style:text-properties officeooo:rsid="08b77c6e"/>
    </style:style>
    <style:style style:name="T32" style:family="text">
      <style:text-properties officeooo:rsid="08bb0b33"/>
    </style:style>
    <style:style style:name="T33" style:family="text">
      <style:text-properties officeooo:rsid="0914c627"/>
    </style:style>
    <style:style style:name="T34" style:family="text">
      <style:text-properties officeooo:rsid="092a3c19"/>
    </style:style>
    <style:style style:name="T35" style:family="text">
      <style:text-properties officeooo:rsid="092b5997"/>
    </style:style>
    <style:style style:name="T36" style:family="text">
      <style:text-properties officeooo:rsid="09c9b4c5"/>
    </style:style>
    <style:style style:name="T37" style:family="text">
      <style:text-properties officeooo:rsid="0a0c0250"/>
    </style:style>
    <style:style style:name="T38" style:family="text">
      <style:text-properties officeooo:rsid="0a0e06f8"/>
    </style:style>
    <style:style style:name="T39" style:family="text">
      <style:text-properties officeooo:rsid="0a12c4c8"/>
    </style:style>
    <style:style style:name="T40" style:family="text">
      <style:text-properties officeooo:rsid="0a1b2864"/>
    </style:style>
    <style:style style:name="T41" style:family="text">
      <style:text-properties officeooo:rsid="0a5dafb3"/>
    </style:style>
    <style:style style:name="T42" style:family="text">
      <style:text-properties officeooo:rsid="0a7243ff"/>
    </style:style>
    <style:style style:name="T43" style:family="text">
      <style:text-properties officeooo:rsid="0a790d5d"/>
    </style:style>
    <style:style style:name="T44" style:family="text">
      <style:text-properties officeooo:rsid="0a7c0893"/>
    </style:style>
    <style:style style:name="T45" style:family="text">
      <style:text-properties officeooo:rsid="0ad663b0"/>
    </style:style>
    <style:style style:name="T46" style:family="text">
      <style:text-properties officeooo:rsid="0b348bb2"/>
    </style:style>
    <style:style style:name="T47" style:family="text">
      <style:text-properties officeooo:rsid="0b6fb898"/>
    </style:style>
    <style:style style:name="T48" style:family="text">
      <style:text-properties officeooo:rsid="0ba20bf4"/>
    </style:style>
    <style:style style:name="T49" style:family="text">
      <style:text-properties officeooo:rsid="0bb78fd4"/>
    </style:style>
    <style:style style:name="T50" style:family="text">
      <style:text-properties officeooo:rsid="0bc09e39"/>
    </style:style>
    <style:style style:name="T51" style:family="text">
      <style:text-properties officeooo:rsid="0bc21a7a"/>
    </style:style>
    <style:style style:name="T52" style:family="text">
      <style:text-properties officeooo:rsid="0bd02566"/>
    </style:style>
    <style:style style:name="T53" style:family="text">
      <style:text-properties officeooo:rsid="0bd63090"/>
    </style:style>
    <style:style style:name="T54" style:family="text">
      <style:text-properties officeooo:rsid="0bd7487a"/>
    </style:style>
    <style:style style:name="T55" style:family="text">
      <style:text-properties officeooo:rsid="0bd94b0c"/>
    </style:style>
    <style:style style:name="T56" style:family="text">
      <style:text-properties officeooo:rsid="0be0bcd3"/>
    </style:style>
    <style:style style:name="T57" style:family="text">
      <style:text-properties officeooo:rsid="0be43a33"/>
    </style:style>
    <style:style style:name="T58" style:family="text">
      <style:text-properties officeooo:rsid="0be58f46"/>
    </style:style>
    <style:style style:name="T59" style:family="text">
      <style:text-properties officeooo:rsid="0be6f095"/>
    </style:style>
    <style:style style:name="T60" style:family="text">
      <style:text-properties officeooo:rsid="0be7e2a2"/>
    </style:style>
    <style:style style:name="T61" style:family="text">
      <style:text-properties officeooo:rsid="0beb3ae4"/>
    </style:style>
    <style:style style:name="T62" style:family="text">
      <style:text-properties officeooo:rsid="0bf88fa9"/>
    </style:style>
    <style:style style:name="T63" style:family="text">
      <style:text-properties officeooo:rsid="0bf99ebc"/>
    </style:style>
    <style:style style:name="T64" style:family="text">
      <style:text-properties officeooo:rsid="0c17d3f9"/>
    </style:style>
    <style:style style:name="T65" style:family="text">
      <style:text-properties officeooo:rsid="0c3b3230"/>
    </style:style>
    <style:style style:name="T66" style:family="text">
      <style:text-properties officeooo:rsid="0c8386f5"/>
    </style:style>
    <style:style style:name="T67" style:family="text">
      <style:text-properties officeooo:rsid="0c89b604"/>
    </style:style>
    <style:style style:name="T68" style:family="text">
      <style:text-properties officeooo:rsid="0c8b320a"/>
    </style:style>
    <style:style style:name="T69" style:family="text">
      <style:text-properties officeooo:rsid="0c993eeb"/>
    </style:style>
    <style:style style:name="T70" style:family="text">
      <style:text-properties officeooo:rsid="0ca63ba7"/>
    </style:style>
    <style:style style:name="T71" style:family="text">
      <style:text-properties officeooo:rsid="0ca6794b"/>
    </style:style>
    <style:style style:name="T72" style:family="text">
      <style:text-properties officeooo:rsid="0ca70ed3"/>
    </style:style>
    <style:style style:name="T73" style:family="text">
      <style:text-properties officeooo:rsid="0cadd104"/>
    </style:style>
    <style:style style:name="T74" style:family="text">
      <style:text-properties officeooo:rsid="0caf2bde"/>
    </style:style>
    <style:style style:name="T75" style:family="text">
      <style:text-properties officeooo:rsid="0cb21f33"/>
    </style:style>
    <style:style style:name="T76" style:family="text">
      <style:text-properties officeooo:rsid="0cc3e33c"/>
    </style:style>
    <style:style style:name="T77" style:family="text">
      <style:text-properties officeooo:rsid="0cd6389e"/>
    </style:style>
    <style:style style:name="T78" style:family="text">
      <style:text-properties officeooo:rsid="0ce21464"/>
    </style:style>
    <style:style style:name="T79" style:family="text">
      <style:text-properties officeooo:rsid="0ce3c460"/>
    </style:style>
    <style:style style:name="T80" style:family="text">
      <style:text-properties officeooo:rsid="0ce51776"/>
    </style:style>
    <style:style style:name="T81" style:family="text">
      <style:text-properties officeooo:rsid="0ce789a4"/>
    </style:style>
    <style:style style:name="T82" style:family="text">
      <style:text-properties officeooo:rsid="0ce89858"/>
    </style:style>
    <style:style style:name="T83" style:family="text">
      <style:text-properties officeooo:rsid="0ce9c693"/>
    </style:style>
    <style:style style:name="T84" style:family="text">
      <style:text-properties officeooo:rsid="0ceb5ddf"/>
    </style:style>
    <style:style style:name="T85" style:family="text">
      <style:text-properties officeooo:rsid="0ceefa4a"/>
    </style:style>
    <style:style style:name="T86" style:family="text">
      <style:text-properties officeooo:rsid="0cf234a1"/>
    </style:style>
    <style:style style:name="T87" style:family="text">
      <style:text-properties officeooo:rsid="0cf48f7c"/>
    </style:style>
    <style:style style:name="T88" style:family="text">
      <style:text-properties officeooo:rsid="0cf74c50"/>
    </style:style>
    <style:style style:name="T89" style:family="text">
      <style:text-properties officeooo:rsid="0cfa0faf"/>
    </style:style>
    <style:style style:name="T90" style:family="text">
      <style:text-properties officeooo:rsid="0cfde0d9"/>
    </style:style>
    <style:style style:name="T91" style:family="text">
      <style:text-properties officeooo:rsid="0d0465ad"/>
    </style:style>
    <style:style style:name="T92" style:family="text">
      <style:text-properties officeooo:rsid="0d0d1d1b"/>
    </style:style>
    <style:style style:name="T93" style:family="text">
      <style:text-properties officeooo:rsid="0d0fcfb6"/>
    </style:style>
    <style:style style:name="T94" style:family="text">
      <style:text-properties officeooo:rsid="0d10c9dc"/>
    </style:style>
    <style:style style:name="T95" style:family="text">
      <style:text-properties officeooo:rsid="0d14f5ad"/>
    </style:style>
    <style:style style:name="T96" style:family="text">
      <style:text-properties officeooo:rsid="0d163fdd"/>
    </style:style>
    <style:style style:name="T97" style:family="text">
      <style:text-properties officeooo:rsid="0d19c10a"/>
    </style:style>
    <style:style style:name="T98" style:family="text">
      <style:text-properties officeooo:rsid="0d1b56cc"/>
    </style:style>
    <style:style style:name="T99" style:family="text">
      <style:text-properties officeooo:rsid="0d1b6175"/>
    </style:style>
    <style:style style:name="T100" style:family="text">
      <style:text-properties officeooo:rsid="0d1c4ee9"/>
    </style:style>
    <style:style style:name="T101" style:family="text">
      <style:text-properties officeooo:rsid="0d1d1054"/>
    </style:style>
    <style:style style:name="T102" style:family="text">
      <style:text-properties officeooo:rsid="0d2017c7"/>
    </style:style>
    <style:style style:name="T103" style:family="text">
      <style:text-properties officeooo:rsid="0d24f460"/>
    </style:style>
    <style:style style:name="T104" style:family="text">
      <style:text-properties officeooo:rsid="0d41bb78"/>
    </style:style>
    <style:style style:name="T105" style:family="text">
      <style:text-properties officeooo:rsid="0d444c67"/>
    </style:style>
    <style:style style:name="T106" style:family="text">
      <style:text-properties officeooo:rsid="0d5e837d"/>
    </style:style>
    <style:style style:name="T107" style:family="text">
      <style:text-properties officeooo:rsid="0da79e65"/>
    </style:style>
    <style:style style:name="T108" style:family="text">
      <style:text-properties officeooo:rsid="0da95b4b"/>
    </style:style>
    <style:style style:name="T109" style:family="text">
      <style:text-properties officeooo:rsid="0daa5ee9"/>
    </style:style>
    <style:style style:name="T110" style:family="text">
      <style:text-properties officeooo:rsid="0dac3a1f"/>
    </style:style>
    <style:style style:name="T111" style:family="text">
      <style:text-properties officeooo:rsid="0dadd3d4"/>
    </style:style>
    <style:style style:name="T112" style:family="text">
      <style:text-properties officeooo:rsid="0dafdc98"/>
    </style:style>
    <style:style style:name="T113" style:family="text">
      <style:text-properties officeooo:rsid="0db747b3"/>
    </style:style>
    <style:style style:name="T114" style:family="text">
      <style:text-properties officeooo:rsid="0db990b8"/>
    </style:style>
    <style:style style:name="T115" style:family="text">
      <style:text-properties officeooo:rsid="0dbae6ba"/>
    </style:style>
    <style:style style:name="T116" style:family="text">
      <style:text-properties officeooo:rsid="0dbc3d19"/>
    </style:style>
    <style:style style:name="T117" style:family="text">
      <style:text-properties officeooo:rsid="0dbe68a7"/>
    </style:style>
    <style:style style:name="T118" style:family="text">
      <style:text-properties officeooo:rsid="0dc0256d"/>
    </style:style>
    <style:style style:name="T119" style:family="text">
      <style:text-properties officeooo:rsid="0dc46d08"/>
    </style:style>
    <style:style style:name="T120" style:family="text">
      <style:text-properties officeooo:rsid="0dc4bf01"/>
    </style:style>
    <style:style style:name="T121" style:family="text">
      <style:text-properties officeooo:rsid="0dcac0d4"/>
    </style:style>
    <style:style style:name="T122" style:family="text">
      <style:text-properties officeooo:rsid="0dcfc5b2"/>
    </style:style>
    <style:style style:name="T123" style:family="text">
      <style:text-properties officeooo:rsid="0e051a88"/>
    </style:style>
    <style:style style:name="T124" style:family="text">
      <style:text-properties officeooo:rsid="0e0b0663"/>
    </style:style>
    <style:style style:name="T125" style:family="text">
      <style:text-properties officeooo:rsid="0e183590"/>
    </style:style>
    <style:style style:name="T126" style:family="text">
      <style:text-properties officeooo:rsid="0e3970f2"/>
    </style:style>
    <style:style style:name="T127" style:family="text">
      <style:text-properties officeooo:rsid="0e48938a"/>
    </style:style>
    <style:style style:name="T128" style:family="text">
      <style:text-properties officeooo:rsid="0e5a240d"/>
    </style:style>
    <style:style style:name="T129" style:family="text">
      <style:text-properties officeooo:rsid="0e5b8985"/>
    </style:style>
    <style:style style:name="T130" style:family="text">
      <style:text-properties officeooo:rsid="0e5bb754"/>
    </style:style>
    <style:style style:name="T131" style:family="text">
      <style:text-properties officeooo:rsid="0e5d60af"/>
    </style:style>
    <style:style style:name="T132" style:family="text">
      <style:text-properties officeooo:rsid="0e5dd406"/>
    </style:style>
    <style:style style:name="T133" style:family="text">
      <style:text-properties officeooo:rsid="100f0d72"/>
    </style:style>
    <style:style style:name="T134" style:family="text">
      <style:text-properties officeooo:rsid="110a9799"/>
    </style:style>
    <style:style style:name="T135" style:family="text">
      <style:text-properties officeooo:rsid="110b0ce8"/>
    </style:style>
    <style:style style:name="T136" style:family="text">
      <style:text-properties officeooo:rsid="11124ecf"/>
    </style:style>
    <style:style style:name="T137" style:family="text">
      <style:text-properties officeooo:rsid="11173deb"/>
    </style:style>
    <style:style style:name="T138" style:family="text">
      <style:text-properties officeooo:rsid="1117f9f1"/>
    </style:style>
    <style:style style:name="T139" style:family="text">
      <style:text-properties officeooo:rsid="11199b59"/>
    </style:style>
    <style:style style:name="T140" style:family="text">
      <style:text-properties officeooo:rsid="111a9edf"/>
    </style:style>
    <style:style style:name="T141" style:family="text">
      <style:text-properties officeooo:rsid="111e68bd"/>
    </style:style>
    <style:style style:name="T142" style:family="text">
      <style:text-properties officeooo:rsid="113345df"/>
    </style:style>
    <style:style style:name="T143" style:family="text">
      <style:text-properties officeooo:rsid="1134c6bb"/>
    </style:style>
    <style:style style:name="T144" style:family="text">
      <style:text-properties officeooo:rsid="113e1ee8"/>
    </style:style>
    <style:style style:name="T145" style:family="text">
      <style:text-properties officeooo:rsid="113f2303"/>
    </style:style>
    <style:style style:name="T146" style:family="text">
      <style:text-properties officeooo:rsid="115a2528"/>
    </style:style>
    <style:style style:name="T147" style:family="text">
      <style:text-properties officeooo:rsid="1184d75f"/>
    </style:style>
    <style:style style:name="T148" style:family="text">
      <style:text-properties officeooo:rsid="1184f717"/>
    </style:style>
    <style:style style:name="T149" style:family="text">
      <style:text-properties officeooo:rsid="1186beba"/>
    </style:style>
    <style:style style:name="T150" style:family="text">
      <style:text-properties officeooo:rsid="118e51fa"/>
    </style:style>
    <style:style style:name="T151" style:family="text">
      <style:text-properties officeooo:rsid="122687df"/>
    </style:style>
    <style:style style:name="T152" style:family="text">
      <style:text-properties officeooo:rsid="12358f3f"/>
    </style:style>
    <style:style style:name="T153" style:family="text">
      <style:text-properties officeooo:rsid="123e66af"/>
    </style:style>
    <style:style style:name="T154" style:family="text">
      <style:text-properties officeooo:rsid="124080b1"/>
    </style:style>
    <style:style style:name="T155" style:family="text">
      <style:text-properties officeooo:rsid="12695942"/>
    </style:style>
    <style:style style:name="T156" style:family="text">
      <style:text-properties officeooo:rsid="127f3562"/>
    </style:style>
    <style:style style:name="T157" style:family="text">
      <style:text-properties officeooo:rsid="12caa0d7"/>
    </style:style>
    <style:style style:name="T158" style:family="text">
      <style:text-properties officeooo:rsid="12cb9b28"/>
    </style:style>
    <style:style style:name="T159" style:family="text">
      <style:text-properties officeooo:rsid="12cd241d"/>
    </style:style>
    <style:style style:name="T160" style:family="text">
      <style:text-properties officeooo:rsid="12cdaac8"/>
    </style:style>
    <style:style style:name="T161" style:family="text">
      <style:text-properties officeooo:rsid="12cf14f2"/>
    </style:style>
    <style:style style:name="T162" style:family="text">
      <style:text-properties officeooo:rsid="12cfd375"/>
    </style:style>
    <style:style style:name="T163" style:family="text">
      <style:text-properties officeooo:rsid="12e2439e"/>
    </style:style>
    <style:style style:name="T164" style:family="text">
      <style:text-properties officeooo:rsid="12e2c732"/>
    </style:style>
    <style:style style:name="T165" style:family="text">
      <style:text-properties officeooo:rsid="12ed2d9c"/>
    </style:style>
    <style:style style:name="T166" style:family="text">
      <style:text-properties officeooo:rsid="12f9f616"/>
    </style:style>
    <style:style style:name="T167" style:family="text">
      <style:text-properties officeooo:rsid="12fbdb8c"/>
    </style:style>
    <style:style style:name="T168" style:family="text">
      <style:text-properties officeooo:rsid="131730aa"/>
    </style:style>
    <style:style style:name="T169" style:family="text">
      <style:text-properties officeooo:rsid="132b9058"/>
    </style:style>
    <style:style style:name="T170" style:family="text">
      <style:text-properties officeooo:rsid="1334cd4f"/>
    </style:style>
    <style:style style:name="T171" style:family="text">
      <style:text-properties officeooo:rsid="13512f31"/>
    </style:style>
    <style:style style:name="T172" style:family="text">
      <style:text-properties officeooo:rsid="1353734e"/>
    </style:style>
    <style:style style:name="T173" style:family="text">
      <style:text-properties officeooo:rsid="135d7b78"/>
    </style:style>
    <style:style style:name="T174" style:family="text">
      <style:text-properties officeooo:rsid="135e2f92"/>
    </style:style>
    <style:style style:name="T175" style:family="text">
      <style:text-properties officeooo:rsid="1362c790"/>
    </style:style>
    <style:style style:name="T176" style:family="text">
      <style:text-properties officeooo:rsid="1374db5d"/>
    </style:style>
    <style:style style:name="T177" style:family="text">
      <style:text-properties officeooo:rsid="13805a53"/>
    </style:style>
    <style:style style:name="T178" style:family="text">
      <style:text-properties officeooo:rsid="138f953c"/>
    </style:style>
    <style:style style:name="T179" style:family="text">
      <style:text-properties officeooo:rsid="1392594e"/>
    </style:style>
    <style:style style:name="T180" style:family="text">
      <style:text-properties officeooo:rsid="145de4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32(4,<text:span text:style-name="T14">2</text:span>HoF)-16(8,<text:span text:style-name="T128">4</text:span>HoF)-8(1<text:span text:style-name="T129">2</text:span>,<text:span text:style-name="T132">6</text:span>HoF)-4(<text:span text:style-name="T130">16</text:span>,<text:span text:style-name="T106">10</text:span>HoF)-2(<text:span text:style-name="T131">24</text:span>,<text:span text:style-name="T14">15</text:span>HoF<text:span text:style-name="T16">)||| 7,9,11,13(6),16,18,20(8),23,26(10*)</text:span></text:p>
      <text:p text:style-name="P2">1<text:span text:style-name="T107">6</text:span>,<text:span text:style-name="T45">February</text:span>(<text:span text:style-name="T126">4,January-1/January-2</text:span>)-<text:span text:style-name="T23">18</text:span>,<text:span text:style-name="T61">April</text:span>,(3<text:span text:style-name="T61">0</text:span>),<text:span text:style-name="T2">Kanto(8/18,2HoF+12C/3 HoF+24C-W18),2/24+72,96/761(665) – 12(3) \ 11.1,2.7+D/M</text:span></text:p>
      <text:p text:style-name="P1"><text:span text:style-name="T23">18</text:span>,<text:span text:style-name="T62">May</text:span>(<text:span text:style-name="T62">6</text:span>)-<text:span text:style-name="T23">19</text:span>,<text:span text:style-name="T63">July</text:span>(3<text:span text:style-name="T134">1</text:span>),<text:span text:style-name="T2">Orange(12/17,5HoF,6C/12HoF+18C-W17),4/34+54,88/395(307) - 29(15) \ 6.3,4.8+</text:span></text:p>
      <text:p text:style-name="P1"><text:span text:style-name="T23">19</text:span>,<text:span text:style-name="T135">September</text:span>(<text:span text:style-name="T140">5</text:span>)-<text:span text:style-name="T1">21</text:span>,<text:span text:style-name="T136">November(30),Johto(48/76,23HoF,27C/75 HoF+36C-W35),8/152+108,260/762(502) – 105(89) \ 3.7,8.2+</text:span></text:p>
      <text:p text:style-name="P3">2<text:span text:style-name="T138">2</text:span>,<text:span text:style-name="T137">January</text:span>(<text:span text:style-name="T141">6</text:span>)-2<text:span text:style-name="T108">4</text:span>,<text:span text:style-name="T139">March</text:span>(<text:span text:style-name="T139">31</text:span>),<text:span text:style-name="T2">Hoenn(48/96,26HoF,36C/96 HoF+45C),16/192+135,327/759(432) – 201(185) \ 2.9,10.5</text:span></text:p>
      <text:p text:style-name="P4">2<text:span text:style-name="T109">4</text:span>,<text:span text:style-name="T142">May</text:span>(<text:span text:style-name="T143">6</text:span>)-2<text:span text:style-name="T145">6</text:span>,<text:span text:style-name="T144">January</text:span>(<text:span text:style-name="T4">31</text:span>),<text:span text:style-name="T18">Kanto Battle Frontier(48/70,30HoF,27C/70 HoF+36C),15/140+108,248/579(331) – 271(255) \ 2,15.1+</text:span></text:p>
      <text:p text:style-name="P4">2<text:span text:style-name="T109">6</text:span>,<text:span text:style-name="T146">April</text:span>(<text:span text:style-name="T146">5)-28,June(30),Sinnoh(72/153,51 HoF,45C/153 HoF+54C),36/268+162,430/762(332) – 424(408) \ 1.5,20.3+</text:span></text:p>
      <text:p text:style-name="P5">2<text:span text:style-name="T110">8</text:span>,<text:span text:style-name="T147">September</text:span>(<text:span text:style-name="T148">5</text:span>)-<text:span text:style-name="T64">31</text:span>,<text:span text:style-name="T149">April</text:span>(<text:span text:style-name="T150">30</text:span>),Unova<text:span text:style-name="T3">(80/300,55) HoF,54C/300HoF+72C),40/369+216,585/912(327) – 724(708) \ 1.4,22</text:span></text:p>
      <text:p text:style-name="P28"><text:span text:style-name="T65">31</text:span>,<text:span text:style-name="T65">May(1-4,8-13,18-21,24-{25},26-28,29-31),June(1Sf,2,3-23,24,25-29,30),July</text:span>(<text:span text:style-name="T156">1Sf,2,3-16,17-18C,19|27,July,28,29-August,11),August</text:span>(<text:span text:style-name="T13">12</text:span>-<text:span text:style-name="T13">25 On Hand</text:span>,<text:span text:style-name="T13">26-27,28,29,30-31</text:span>)</text:p>
      <text:p text:style-name="P51"><text:span text:style-name="T11">31,September,(1)-31,October,November-32,January</text:span>,<text:span text:style-name="T152">February,</text:span></text:p>
      <text:p text:style-name="P52">32,March(12)(Final)</text:p>
      <text:p text:style-name="P29">3<text:span text:style-name="T111">2</text:span>,<text:span text:style-name="T157">March,</text:span>(13-19,21-27HQ,29-<text:span text:style-name="T158">April,18</text:span>K,<text:span text:style-name="T163">20</text:span>-<text:span text:style-name="T164">May,3</text:span>S<text:span text:style-name="T30">f)</text:span></text:p>
      <text:p text:style-name="P16">3<text:span text:style-name="T111">2</text:span>,<text:span text:style-name="T159">May</text:span>(<text:span text:style-name="T160">6</text:span>)-3<text:span text:style-name="T111">4</text:span>,<text:span text:style-name="T161">July</text:span>(3<text:span text:style-name="T153">1</text:span>),Kalos(88/<text:span text:style-name="T133">230</text:span>,<text:span text:style-name="T15">59HoF,63C/230HoF+72C</text:span>),<text:span text:style-name="T15">44/263+216,479/761(282) – 954(938) - \ 1.3+,22.6+</text:span></text:p>
      <text:p text:style-name="P53">3<text:span text:style-name="T111">4</text:span>,<text:span text:style-name="T162">September(30)</text:span>,Unova<text:span text:style-name="T5">,(45),999(983),8</text:span></text:p>
      <text:p text:style-name="P53"><text:span text:style-name="T5">34,November(30),Sinnoh,(45),1044(1028),10</text:span></text:p>
      <text:p text:style-name="P7">3<text:span text:style-name="T154">5</text:span>,<text:span text:style-name="T165">January(31)</text:span>,Hoenn<text:span text:style-name="T5">,(45),1089(1073),11</text:span></text:p>
      <text:p text:style-name="P7">3<text:span text:style-name="T111">5</text:span>,<text:span text:style-name="T166">March(31)</text:span>,Kalos<text:span text:style-name="T6">,(45),1134(1118),15</text:span></text:p>
      <text:p text:style-name="P7">3<text:span text:style-name="T111">5</text:span>,<text:span text:style-name="T167">May(31)</text:span>,Johto,<text:span text:style-name="T5">(45),1179(1163),17</text:span></text:p>
      <text:p text:style-name="P7">3<text:span text:style-name="T111">5</text:span>,<text:span text:style-name="T168">June(30)</text:span>,Orange<text:span text:style-name="T7">,(25),1204(1188),21</text:span></text:p>
      <text:p text:style-name="P7">3<text:span text:style-name="T111">5</text:span>,<text:span text:style-name="T169">August(31),</text:span>Kanto<text:span text:style-name="T10">,(46),1250,(1234),23</text:span></text:p>
      <text:p text:style-name="P14">3<text:span text:style-name="T111">5</text:span>,<text:span text:style-name="T170">September</text:span>,<text:span text:style-name="T17">24</text:span>-<text:span text:style-name="T176">2,October,4</text:span> <text:span text:style-name="T171">October</text:span>,Kalos,-<text:span text:style-name="T177">35,October,18</text:span></text:p>
      <text:p text:style-name="P14">3<text:span text:style-name="T111">5</text:span>,<text:span text:style-name="T172">October,20-21,Pallet-&gt;23-30,Pallet</text:span></text:p>
      <text:p text:style-name="P8">3<text:span text:style-name="T111">5</text:span>,<text:span text:style-name="T173">November,6(Cerulian)</text:span></text:p>
      <text:p text:style-name="P15">3<text:span text:style-name="T111">5</text:span>,<text:span text:style-name="T174">November</text:span>,<text:span text:style-name="T180">7</text:span>-<text:span text:style-name="T155">16,17</text:span></text:p>
      <text:p text:style-name="P15"><text:span text:style-name="T12">35,November</text:span>,(<text:span text:style-name="T175">18</text:span>)</text:p>
      <text:p text:style-name="P9">3<text:span text:style-name="T111">5</text:span>,<text:span text:style-name="T179">December(2,16)17</text:span>-<text:span text:style-name="T46">36,January,(February-March,April,May,June+12)/35,July(13-18,25,26-29,30*)-September(24R),October-November(7),36,November(9-15,16)-37,March,April(20),May</text:span></text:p>
      <text:p text:style-name="P10">3<text:span text:style-name="T112">7,June</text:span>(<text:span text:style-name="T26">Sh-8,St | </text:span>P-<text:span text:style-name="T27">&gt;Tu11,Th13,St15,M17,W19,Sn23|April,Tu4,F7,M10,F14,Tu18,F21,M24,Th27,Sn30</text:span>)-<text:span text:style-name="T151">November</text:span></text:p>
      <text:p text:style-name="P10"/>
      <text:p text:style-name="P11">Tracey,<text:span text:style-name="T25">41[42November]</text:span>/Daisy,4<text:span text:style-name="T124">4[45January](Blossom&amp;Jasmine,9m),34-June</text:span></text:p>
      <text:p text:style-name="P11">Brock,<text:span text:style-name="T8">42[43January]</text:span>/Violet,<text:span text:style-name="T8">42[43January](2E),33-November</text:span></text:p>
      <text:p text:style-name="P27">Gary,3<text:span text:style-name="T127">7[38December]</text:span>/Lillie,<text:span text:style-name="T28">40[41January](Gilbert,1y1m),33-October</text:span></text:p>
      <text:p text:style-name="P12">Delia Ketchum,<text:span text:style-name="T125">61</text:span></text:p>
      <text:p text:style-name="P13">Professor Oak,<text:span text:style-name="T9">86</text:span></text:p>
      <text:p text:style-name="P18">May,<text:span text:style-name="T24">32[32July]</text:span>/Drew,3<text:span text:style-name="T113">2[32June]</text:span>(Alice&amp;Alisa,<text:span text:style-name="T47">9m</text:span>)</text:p>
      <text:p text:style-name="P18"/>
      <text:p text:style-name="P25">1<text:span text:style-name="T114">6(6)</text:span>,<text:span text:style-name="T66">Dec</text:span>ember-1<text:span text:style-name="T114">8(8)</text:span>,<text:span text:style-name="T66">February</text:span>,Hoenn/<text:span text:style-name="T74">16(6),October-18(10),February,Hoenn</text:span></text:p>
      <text:p text:style-name="P25">1<text:span text:style-name="T114">8(10)</text:span>,<text:span text:style-name="T67">April</text:span>-<text:span text:style-name="T114">20(5)</text:span>,<text:span text:style-name="T68">November</text:span>,Kanto(.5)/<text:span text:style-name="T74">19(0),April-20(7),November,Kanto</text:span></text:p>
      <text:p text:style-name="P25"><text:span text:style-name="T114">20(7)</text:span>,<text:span text:style-name="T69">January</text:span>-2<text:span text:style-name="T114">3(2)</text:span>,<text:span text:style-name="T70">August</text:span>,Johto(1.5M),<text:span text:style-name="T74">W(D)/W(D),20(9),January-23(4),August,Johto</text:span></text:p>
      <text:p text:style-name="P25">2<text:span text:style-name="T114">3(5)</text:span>,<text:span text:style-name="T71">November</text:span>-2<text:span text:style-name="T114">5(7)</text:span>,<text:span text:style-name="T72">January</text:span>,Sinnoh,<text:span text:style-name="T75">W(D)/W(D),23(7),November-25,January(9),Sinnoh</text:span></text:p>
      <text:p text:style-name="P26">2<text:span text:style-name="T115">5(10)</text:span>,<text:span text:style-name="T73">April-27(11),May,Orange,W(D)/W(D),26(0),April-28(1),May,Orange</text:span></text:p>
      <text:p text:style-name="P25"><text:soft-page-break/></text:p>
      <text:p text:style-name="P18"/>
      <text:p text:style-name="P18">...</text:p>
      <text:p text:style-name="P18"/>
      <text:p text:style-name="P17">David,<text:span text:style-name="T29">37[38February]</text:span>/Zara,3<text:span text:style-name="T123">5[36June](2E)</text:span></text:p>
      <text:p text:style-name="P17"><text:span text:style-name="T22">16(1)</text:span>,<text:span text:style-name="T77">March</text:span>-1<text:span text:style-name="T116">8(3)</text:span>,<text:span text:style-name="T79">May,Sinnoh,W</text:span></text:p>
      <text:p text:style-name="P19">1<text:span text:style-name="T116">8(5)</text:span>,<text:span text:style-name="T80">July</text:span>-<text:span text:style-name="T116">20(7)</text:span>,<text:span text:style-name="T81">September,</text:span>Hoenn,<text:span text:style-name="T19">W</text:span></text:p>
      <text:p text:style-name="P20"><text:span text:style-name="T116">20(10)</text:span>,<text:span text:style-name="T82">December</text:span>-2<text:span text:style-name="T116">2(5)</text:span>,<text:span text:style-name="T83">July</text:span>,Sinnoh Frontier,<text:span text:style-name="T19">W</text:span></text:p>
      <text:p text:style-name="P20">2<text:span text:style-name="T116">2(8)</text:span>,<text:span text:style-name="T84">October</text:span>-2<text:span text:style-name="T116">4(10),December</text:span>,Johto,<text:span text:style-name="T19">W</text:span></text:p>
      <text:p text:style-name="P20">2<text:span text:style-name="T116">5(0)</text:span>,<text:span text:style-name="T85">February</text:span>-2<text:span text:style-name="T116">6(2)</text:span>,<text:span text:style-name="T86">April</text:span>,Orange,<text:span text:style-name="T19">X(Runners Up)</text:span></text:p>
      <text:p text:style-name="P21">2<text:span text:style-name="T116">6(4)</text:span>,<text:span text:style-name="T87">June</text:span>-2<text:span text:style-name="T116">8(6)</text:span>,<text:span text:style-name="T88">August</text:span>,Kalos,<text:span text:style-name="T19">W</text:span></text:p>
      <text:p text:style-name="P22">2<text:span text:style-name="T116">8(8)</text:span>,<text:span text:style-name="T89">October</text:span>-<text:span text:style-name="T77">31(0)</text:span>,<text:span text:style-name="T78">February</text:span>,<text:span text:style-name="T20">Unova,X(1st)</text:span></text:p>
      <text:p text:style-name="P23">3<text:span text:style-name="T117">2(2)</text:span>,<text:span text:style-name="T91">April</text:span>-3<text:span text:style-name="T117">4(4)</text:span>,<text:span text:style-name="T90">June</text:span>,Kanto,<text:span text:style-name="T21">W</text:span></text:p>
      <text:p text:style-name="P24">3<text:span text:style-name="T118">4(6)</text:span>,<text:span text:style-name="T76">August,Hoenn(W)/34(8),October,Johto(W)/34(10),December,Kanto(X)/35(0),February,Kalos(W)/35(2),April,Unova(W)/35(4),June,Sinnoh(W)/35(5),July,Orange(W)</text:span></text:p>
      <text:p text:style-name="P24"/>
      <text:p text:style-name="P24"/>
      <text:p text:style-name="P30">Melody,<text:span text:style-name="T32">38[38,October]</text:span>/<text:span text:style-name="T31">John,35[36,November](Eric,2y8,Ash Jr,6)</text:span></text:p>
      <text:p text:style-name="P31">1<text:span text:style-name="T119">6(1)</text:span>,<text:span text:style-name="T48">November</text:span>-1<text:span text:style-name="T119">8(4)</text:span>,<text:span text:style-name="T92">Febuary</text:span>,Kanto,win</text:p>
      <text:p text:style-name="P31">1<text:span text:style-name="T119">8(5)</text:span>,<text:span text:style-name="T93">April</text:span>-1<text:span text:style-name="T119">9(7)</text:span>,<text:span text:style-name="T94">May</text:span>,Orange,win</text:p>
      <text:p text:style-name="P31">1<text:span text:style-name="T119">9(9),August-21(10),October,Johto,win</text:span></text:p>
      <text:p text:style-name="P32">2<text:span text:style-name="T119">1(2)</text:span>,<text:span text:style-name="T95">Dec</text:span>ember-2<text:span text:style-name="T119">3(9)</text:span>,<text:span text:style-name="T49">July,Kalos,R4</text:span></text:p>
      <text:p text:style-name="P33">2<text:span text:style-name="T119">4</text:span>(<text:span text:style-name="T96">1)</text:span>,<text:span text:style-name="T96">November-26(8),June,Unova,R1</text:span></text:p>
      <text:p text:style-name="P34">2<text:span text:style-name="T120">6</text:span>(<text:span text:style-name="T97">9),July-29(0),October,Safforn</text:span></text:p>
      <text:p text:style-name="P35">2<text:span text:style-name="T120">9</text:span>(<text:span text:style-name="T98">1</text:span>),<text:span text:style-name="T98">November</text:span>-3<text:span text:style-name="T120">1</text:span>(<text:span text:style-name="T103">6</text:span>),<text:span text:style-name="T103">April</text:span>,Safforn</text:p>
      <text:p text:style-name="P36">3<text:span text:style-name="T120">1</text:span>(<text:span text:style-name="T100">6</text:span>),<text:span text:style-name="T99">May</text:span>-3<text:span text:style-name="T120">3</text:span>(<text:span text:style-name="T33">10</text:span>),<text:span text:style-name="T50">August,Safforn</text:span></text:p>
      <text:p text:style-name="P37">3<text:span text:style-name="T120">3</text:span>(11),<text:span text:style-name="T51">Septem</text:span>ber-3<text:span text:style-name="T120">4</text:span>(<text:span text:style-name="T59">8</text:span>),<text:span text:style-name="T60">June</text:span>,Levender/Safforn</text:p>
      <text:p text:style-name="P38">3<text:span text:style-name="T120">4</text:span>(<text:span text:style-name="T58">9</text:span>),<text:span text:style-name="T34">July</text:span>-<text:span text:style-name="T35">35(3),(January),Levender</text:span></text:p>
      <text:p text:style-name="P39">3<text:span text:style-name="T120">5(3),January-37(4),(February),Levender</text:span></text:p>
      <text:p text:style-name="P40">3<text:span text:style-name="T121">7</text:span>(1<text:span text:style-name="T102">1</text:span>),<text:span text:style-name="T101">September</text:span></text:p>
      <text:p text:style-name="P40"/>
      <text:p text:style-name="P41">1<text:span text:style-name="T122">6</text:span>(<text:span text:style-name="T36">1</text:span>),<text:span text:style-name="T52">December</text:span>-1<text:span text:style-name="T122">8(5</text:span>),<text:span text:style-name="T52">April,Johto(round 32)</text:span></text:p>
      <text:p text:style-name="P42">1<text:span text:style-name="T122">8(7),June-19(9),August,Orange(2nd round)</text:span></text:p>
      <text:p text:style-name="P43"><text:span text:style-name="T37">20</text:span>(<text:span text:style-name="T38">4),March-23(0),November,Kanto Frontier(W)</text:span></text:p>
      <text:p text:style-name="P44">2<text:span text:style-name="T122">3</text:span>(3),<text:span text:style-name="T53">February</text:span>-2<text:span text:style-name="T122">5</text:span>(10),<text:span text:style-name="T54">Septem</text:span>ber,<text:span text:style-name="T39">Hoenn(4th round)</text:span></text:p>
      <text:p text:style-name="P45">2<text:span text:style-name="T122">6</text:span>(<text:span text:style-name="T40">1),December-28(11),October,Kanto(W)</text:span></text:p>
      <text:p text:style-name="P49">2<text:span text:style-name="T122">9</text:span>(0),<text:span text:style-name="T55">November-32(2),January,Safforn(January)</text:span></text:p>
      <text:p text:style-name="P50">3<text:span text:style-name="T122">2</text:span>(3),February-<text:span text:style-name="T104">32(3)</text:span>,<text:span text:style-name="T105">July,</text:span>Safforn</text:p>
      <text:p text:style-name="P46">3<text:span text:style-name="T122">2</text:span>(<text:span text:style-name="T56">3</text:span>),<text:span text:style-name="T57">July</text:span>-,<text:span text:style-name="T41">L</text:span>evender</text:p>
      <text:p text:style-name="P46"/>
      <text:p text:style-name="P48"/>
      <text:p text:style-name="P47">Grass,Fire,Water/<text:span text:style-name="T44">Ice</text:span>,Ground/<text:span text:style-name="T43">Steel/Rock</text:span>,Bug/<text:span text:style-name="T43">Fly</text:span>,<text:span text:style-name="T42">Fight,Psychic/Ghost/Fairy/Dark,Electric,Normal/Pois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0:24:23.001101549</meta:creation-date>
    <meta:editing-cycles>2741</meta:editing-cycles>
    <meta:editing-duration>P4DT19H37M22S</meta:editing-duration>
    <dc:date>2018-09-18T01:35:24.019373827</dc:date>
    <meta:generator>LibreOffice/5.1.6.2$Linux_X86_64 LibreOffice_project/10m0$Build-2</meta:generator>
    <meta:document-statistic meta:table-count="0" meta:image-count="0" meta:object-count="0" meta:page-count="2" meta:paragraph-count="71" meta:word-count="121" meta:character-count="3967" meta:non-whitespace-character-count="3910"/>
  </office:meta>
</office:document-meta>
</file>